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latório: CIFAR-10 e CIFAR-100</text:h>
      <text:h text:style-name="Heading_20_3" text:outline-level="3">🧾 Descrição Geral</text:h>
      <text:p text:style-name="Text_20_body">O <text:span text:style-name="Strong_20_Emphasis">CIFAR-100</text:span> (Canadian Institute For Advanced Research) é um dataset amplamente utilizado em tarefas de classificação de imagens. É uma versão mais complexa do <text:span text:style-name="Strong_20_Emphasis">CIFAR-10</text:span>, com 100 classes em vez de 10, proporcionando um desafio adicional para algoritmos de aprendizagem automática.</text:p>
      <text:h text:style-name="Heading_20_3" text:outline-level="3">📦 Estrutura do Dataset</text:h>
      <text:list text:style-name="L1">
        <text:list-item>
          <text:p text:style-name="P1"><text:span text:style-name="Strong_20_Emphasis">Total de imagens</text:span>: 60.000</text:p>
        </text:list-item>
        <text:list-item>
          <text:p text:style-name="P1"><text:span text:style-name="Strong_20_Emphasis">Dimensões</text:span>: 32x32 píxeis, a cores (RGB)</text:p>
        </text:list-item>
        <text:list-item>
          <text:p text:style-name="P1"><text:span text:style-name="Strong_20_Emphasis">Número de classes</text:span>: 100</text:p>
        </text:list-item>
        <text:list-item>
          <text:p text:style-name="P1"><text:span text:style-name="Strong_20_Emphasis">Imagens por classe</text:span>: 600</text:p>
        </text:list-item>
        <text:list-item>
          <text:p text:style-name="P1"><text:span text:style-name="Strong_20_Emphasis">Divisão</text:span>:</text:p>
          <text:list>
            <text:list-item>
              <text:p text:style-name="P1">Treino: 50.000 imagens</text:p>
            </text:list-item>
            <text:list-item>
              <text:p text:style-name="P1">Teste: 10.000 imagens</text:p>
            </text:list-item>
          </text:list>
        </text:list-item>
        <text:list-item>
          <text:p text:style-name="P1"><text:span text:style-name="Strong_20_Emphasis">Classes</text:span>:</text:p>
          <text:list>
            <text:list-item>
              <text:p text:style-name="P1">O CIFAR-100 contém 100 classes distintas, agrupadas em 20 superclasses. Cada imagem possui dois rótulos: um "fine" (classe específica) e um "coarse" (superclasse) .</text:p>
            </text:list-item>
          </text:list>
        </text:list-item>
      </text:list>
      <text:h text:style-name="Heading_20_3" text:outline-level="3">⚖️ Balanceamento</text:h>
      <text:p text:style-name="Text_20_body">O CIFAR-100 é um dataset <text:span text:style-name="Strong_20_Emphasis">balanceado</text:span>, com um número igual de imagens por classe, facilitando a avaliação justa de modelos de classificação.</text:p>
      <text:h text:style-name="Heading_20_3" text:outline-level="3">📈 Desempenho de Modelos</text:h>
      <text:p text:style-name="Text_20_body">O CIFAR-100 tem sido amplamente utilizado para testar e comparar algoritmos de classificação de imagens. Alguns resultados notáveis incluem:</text:p>
      <text:list text:style-name="L2">
        <text:list-item>
          <text:p text:style-name="P2"><text:span text:style-name="Strong_20_Emphasis">Redes Neurais Convolucionais Evoluídas</text:span>: precisão de 77,0% </text:p>
        </text:list-item>
        <text:list-item>
          <text:p text:style-name="P2"><text:span text:style-name="Strong_20_Emphasis">Modelos de Convolução Profunda</text:span>: precisão de 94,6% </text:p>
        </text:list-item>
      </text:list>
      <text:p text:style-name="Text_20_body">Estes resultados demonstram a evolução dos modelos de deep learning ao longo dos anos, com melhorias significativas na precisão de classificação no CIFAR-100.</text:p>
      <text:h text:style-name="Heading_20_3" text:outline-level="3">🧠 Precisão Humana</text:h>
      <text:p text:style-name="Text_20_body">Estudos estimam que a precisão humana na classificação das imagens do CIFAR-100 é de aproximadamente <text:span text:style-name="Strong_20_Emphasis">85%</text:span> , o que significa que modelos que superam essa marca são considerados de desempenho superior ao humano.</text:p>
      <text:h text:style-name="Heading_20_3" text:outline-level="3"><text:soft-page-break/>⚠️ Considerações sobre a Qualidade do Dataset</text:h>
      <text:p text:style-name="Text_20_body">Apesar de sua ampla utilização, o CIFAR-100 apresenta algumas limitações:</text:p>
      <text:list text:style-name="L3">
        <text:list-item>
          <text:p text:style-name="P3"><text:span text:style-name="Strong_20_Emphasis">Erros de rotulagem</text:span>: aproximadamente 0,54% das imagens de teste possuem rótulos incorretos.</text:p>
        </text:list-item>
        <text:list-item>
          <text:p text:style-name="P3"><text:span text:style-name="Strong_20_Emphasis">Imagens duplicadas</text:span>: cerca de 3,3% das imagens de teste são duplicadas do conjunto de treino, o que pode levar a uma superestimação da precisão dos modelos.</text:p>
        </text:list-item>
      </text:list>
      <text:p text:style-name="Text_20_body">Estas questões devem ser consideradas ao interpretar os resultados obtidos com modelos treinados e testados neste datase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0:01.866057909</meta:creation-date>
    <dc:date>2025-04-30T17:50:18.941854600</dc:date>
    <meta:editing-duration>PT17S</meta:editing-duration>
    <meta:editing-cycles>1</meta:editing-cycles>
    <meta:document-statistic meta:table-count="0" meta:image-count="0" meta:object-count="0" meta:page-count="2" meta:paragraph-count="27" meta:word-count="307" meta:character-count="1982" meta:non-whitespace-character-count="1713"/>
    <meta:generator>LibreOffice/24.2.7.2$Linux_X86_64 LibreOffice_project/420$Build-2</meta:generator>
  </office:meta>
</office:document-meta>
</file>